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 text:style-name="P5"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 text:style-name="P5"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 text:style-name="P5"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 text:style-name="P5"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 text:style-name="P5"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 text:style-name="P5"><text:span text:style-name="T3">classProduct</text:span></text:p>
          </draw:text-box>
        </draw:frame>
        <draw:frame draw:style-name="gr6" draw:text-style-name="P5" draw:layer="layout" svg:width="3.556cm" svg:height="0.692cm" svg:x="8.128cm" svg:y="6.825cm">
          <draw:text-box>
            <text:p text:style-name="P5"><text:span text:style-name="T3">photo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 text:style-name="P5"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 text:style-name="P5"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 text:style-name="P5"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 text:style-name="P5"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 text:style-name="P5"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 text:style-name="P5"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 text:style-name="P5"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1.27cm">
          <draw:text-box>
            <text:p text:style-name="P5"><text:span text:style-name="T3">nationalOrigin</text:span></text:p>
          </draw:text-box>
        </draw:frame>
        <draw:frame draw:style-name="gr6" draw:text-style-name="P5" draw:layer="layout" svg:width="3.556cm" svg:height="0.692cm" svg:x="20.32cm" svg:y="0.254cm">
          <draw:text-box>
            <text:p text:style-name="P5"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 text:style-name="P5"><text:span text:style-name="T3">time</text:span></text:p>
          </draw:text-box>
        </draw:frame>
        <draw:frame draw:style-name="gr6" draw:text-style-name="P5" draw:layer="layout" svg:width="3.556cm" svg:height="0.692cm" svg:x="17.272cm" svg:y="1.524cm">
          <draw:text-box>
            <text:p text:style-name="P5"><text:span text:style-name="T3">difficulty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 text:style-name="P5"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 text:style-name="P5"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 text:style-name="P5"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 text:style-name="P5"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 text:style-name="P5"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 text:style-name="P5"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 text:style-name="P5"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 text:style-name="P5"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 text:style-name="P5"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 text:style-name="P5"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 text:style-name="P5"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 text:style-name="P5"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 text:style-name="P5"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 text:style-name="P5"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 text:style-name="P5"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 text:style-name="P5"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 text:style-name="P5"><text:span text:style-name="T3">(0,N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4">1/4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7</meta:editing-cycles>
    <meta:creation-date>2014-12-29T11:24:53</meta:creation-date>
    <dc:date>2015-01-04T00:08:05.339928172</dc:date>
    <meta:editing-duration>PT11M35S</meta:editing-duration>
    <meta:generator>LibreOffice/4.2.7.2$Linux_x86 LibreOffice_project/420m0$Build-2</meta:generator>
    <meta:document-statistic meta:object-count="1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